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8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67.35pt"/>
    </style:style>
    <style:style style:name="co6" style:family="table-column">
      <style:table-column-properties fo:break-before="auto" style:column-width="5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http</text:p>
          </table:table-cell>
          <table:table-cell/>
          <table:table-cell office:value-type="string" calcext:value-type="string">
            <text:p>ws fork async</text:p>
          </table:table-cell>
          <table:table-cell/>
          <table:table-cell office:value-type="string" calcext:value-type="string">
            <text:p>ws fork sync</text:p>
          </table:table-cell>
          <table:table-cell office:value-type="string" calcext:value-type="string">
            <text:p>websocket</text:p>
          </table:table-cell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string" calcext:value-type="string">
            <text:p>client-side</text:p>
          </table:table-cell>
          <table:table-cell office:value-type="float" office:value="529.86042374129" calcext:value-type="float">
            <text:p>529.86042374129</text:p>
          </table:table-cell>
          <table:table-cell office:value-type="float" office:value="31.5959048041129" calcext:value-type="float">
            <text:p>31.5959048041129</text:p>
          </table:table-cell>
          <table:table-cell office:value-type="float" office:value="539.078648744087" calcext:value-type="float">
            <text:p>539.078648744087</text:p>
          </table:table-cell>
          <table:table-cell office:value-type="float" office:value="29.3456196875401" calcext:value-type="float">
            <text:p>29.3456196875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string" calcext:value-type="string">
            <text:p>client-side</text:p>
          </table:table-cell>
          <table:table-cell office:value-type="float" office:value="537.479565722733" calcext:value-type="float">
            <text:p>537.479565722733</text:p>
          </table:table-cell>
          <table:table-cell office:value-type="float" office:value="31.2659836455697" calcext:value-type="float">
            <text:p>31.2659836455697</text:p>
          </table:table-cell>
          <table:table-cell office:value-type="float" office:value="548.943210507125" calcext:value-type="float">
            <text:p>548.943210507125</text:p>
          </table:table-cell>
          <table:table-cell office:value-type="float" office:value="28.5247408722117" calcext:value-type="float">
            <text:p>28.524740872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tted body (204 response)</text:p>
          </table:table-cell>
          <table:table-cell/>
          <table:table-cell office:value-type="float" office:value="653.067087866232" calcext:value-type="float">
            <text:p>653.067087866232</text:p>
          </table:table-cell>
          <table:table-cell office:value-type="float" office:value="9.61039803588244" calcext:value-type="float">
            <text:p>9.61039803588244</text:p>
          </table:table-cell>
          <table:table-cell office:value-type="float" office:value="643.999005301894" calcext:value-type="float">
            <text:p>643.999005301894</text:p>
          </table:table-cell>
          <table:table-cell office:value-type="float" office:value="11.1538105739707" calcext:value-type="float">
            <text:p>11.1538105739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tted body (304 response)</text:p>
          </table:table-cell>
          <table:table-cell/>
          <table:table-cell office:value-type="float" office:value="653.322280483264" calcext:value-type="float">
            <text:p>653.322280483264</text:p>
          </table:table-cell>
          <table:table-cell office:value-type="float" office:value="9.28985738111741" calcext:value-type="float">
            <text:p>9.28985738111741</text:p>
          </table:table-cell>
          <table:table-cell office:value-type="float" office:value="645.019608322788" calcext:value-type="float">
            <text:p>645.019608322788</text:p>
          </table:table-cell>
          <table:table-cell office:value-type="float" office:value="10.6966329962961" calcext:value-type="float">
            <text:p>10.6966329962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string" calcext:value-type="string">
            <text:p>client-side</text:p>
          </table:table-cell>
          <table:table-cell office:value-type="float" office:value="449.905097810578" calcext:value-type="float">
            <text:p>449.905097810578</text:p>
          </table:table-cell>
          <table:table-cell office:value-type="float" office:value="73.4569876501666" calcext:value-type="float">
            <text:p>73.4569876501666</text:p>
          </table:table-cell>
          <table:table-cell office:value-type="float" office:value="369.753090452397" calcext:value-type="float">
            <text:p>369.753090452397</text:p>
          </table:table-cell>
          <table:table-cell office:value-type="float" office:value="111.057554378233" calcext:value-type="float">
            <text:p>111.05755437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head</text:p>
          </table:table-cell>
          <table:table-cell/>
          <table:table-cell office:value-type="float" office:value="437.505377954603" calcext:value-type="float">
            <text:p>437.505377954603</text:p>
          </table:table-cell>
          <table:table-cell office:value-type="float" office:value="61.7962495765811" calcext:value-type="float">
            <text:p>61.7962495765811</text:p>
          </table:table-cell>
          <table:table-cell office:value-type="float" office:value="453.340396799749" calcext:value-type="float">
            <text:p>453.340396799749</text:p>
          </table:table-cell>
          <table:table-cell office:value-type="float" office:value="56.1447641161958" calcext:value-type="float">
            <text:p>56.144764116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end</text:p>
          </table:table-cell>
          <table:table-cell/>
          <table:table-cell office:value-type="float" office:value="696.20316954184" calcext:value-type="float">
            <text:p>696.20316954184</text:p>
          </table:table-cell>
          <table:table-cell office:value-type="float" office:value="10.3113561923833" calcext:value-type="float">
            <text:p>10.3113561923833</text:p>
          </table:table-cell>
          <table:table-cell office:value-type="float" office:value="613.194226646775" calcext:value-type="float">
            <text:p>613.194226646775</text:p>
          </table:table-cell>
          <table:table-cell office:value-type="float" office:value="25.2443556710711" calcext:value-type="float">
            <text:p>25.2443556710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request</text:p>
          </table:table-cell>
          <table:table-cell office:value-type="string" calcext:value-type="string">
            <text:p>client-side</text:p>
          </table:table-cell>
          <table:table-cell office:value-type="float" office:value="1358.86669729882" calcext:value-type="float">
            <text:p>1358.86669729882</text:p>
          </table:table-cell>
          <table:table-cell office:value-type="float" office:value="224.422616344755" calcext:value-type="float">
            <text:p>224.422616344755</text:p>
          </table:table-cell>
          <table:table-cell office:value-type="float" office:value="1270.43350190947" calcext:value-type="float">
            <text:p>1270.43350190947</text:p>
          </table:table-cell>
          <table:table-cell office:value-type="float" office:value="247.005245484193" calcext:value-type="float">
            <text:p>247.00524548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o world</text:p>
          </table:table-cell>
          <table:table-cell/>
          <table:table-cell office:value-type="float" office:value="731.361033350104" calcext:value-type="float">
            <text:p>731.361033350104</text:p>
          </table:table-cell>
          <table:table-cell office:value-type="float" office:value="4.89544868497183" calcext:value-type="float">
            <text:p>4.89544868497183</text:p>
          </table:table-cell>
          <table:table-cell office:value-type="float" office:value="734.983700795539" calcext:value-type="float">
            <text:p>734.983700795539</text:p>
          </table:table-cell>
          <table:table-cell office:value-type="float" office:value="4.37842861131028" calcext:value-type="float">
            <text:p>4.3784286113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explorer</text:p>
          </table:table-cell>
          <table:table-cell/>
          <table:table-cell office:value-type="float" office:value="431.083609891263" calcext:value-type="float">
            <text:p>431.083609891263</text:p>
          </table:table-cell>
          <table:table-cell office:value-type="float" office:value="30.5718987972758" calcext:value-type="float">
            <text:p>30.5718987972758</text:p>
          </table:table-cell>
          <table:table-cell office:value-type="float" office:value="429.095911934048" calcext:value-type="float">
            <text:p>429.095911934048</text:p>
          </table:table-cell>
          <table:table-cell office:value-type="float" office:value="31.1767460803441" calcext:value-type="float">
            <text:p>31.17674608034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6:17:29.678853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11-03T22:13:32.492557548</meta:creation-date>
    <dc:date>2018-11-04T16:22:10.003729629</dc:date>
    <dc:creator>Davide Ancona</dc:creator>
    <meta:editing-duration>PT9M25S</meta:editing-duration>
    <meta:editing-cycles>3</meta:editing-cycles>
    <meta:generator>LibreOffice/5.3.7.2.0$Linux_X86_64 LibreOffice_project/30$Build-2</meta:generator>
    <meta:document-statistic meta:table-count="1" meta:cell-count="58" meta:object-count="0"/>
  </office:meta>
</office:document-meta>
</file>